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2.3228in"/>
    </style:style>
    <style:style style:name="co5" style:family="table-column">
      <style:table-column-properties fo:break-before="auto" style:column-width="3.1445in"/>
    </style:style>
    <style:style style:name="co6" style:family="table-column">
      <style:table-column-properties fo:break-before="auto" style:column-width="4.6047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1.8055in"/>
    </style:style>
    <style:style style:name="co9" style:family="table-column">
      <style:table-column-properties fo:break-before="auto" style:column-width="11.8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_Nucleo-L432k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PN</text:p>
          </table:table-cell>
          <table:table-cell table:style-name="ce2" office:value-type="string" calcext:value-type="string">
            <text:p>Manufacturer</text:p>
          </table:table-cell>
          <table:table-cell office:value-type="string" calcext:value-type="string">
            <text:p>Vendor Webs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AHC1G125DBVT</text:p>
          </table:table-cell>
          <table:table-cell office:value-type="string" calcext:value-type="string">
            <text:p>Buffer non inverseur 3-state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SN74AHC1G125DBVT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fr.farnell.com/texas-instruments/sn74ahc1g125dbvt/ic-sm-logic-74ahc1g-buffer/dp/1607808?ost=sn74ahc1g125dbvt" xlink:type="simple">https://fr.farnell.com/texas-instruments/sn74ahc1g125dbvt/ic-sm-logic-74ahc1g-buffer/dp/1607808?ost=sn74ahc1g125dbvt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7, C9, C11, C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ondensateur ceramique SM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6D106MAT2A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<text:a xlink:href="https://fr.farnell.com/avx/06036d106mat2a/condensateur-10-f-6-3v-20-x5r/dp/1833804?st=capaciteur%2010%20uf%200603" xlink:type="simple">https://fr.farnell.com/avx/06036d106mat2a/condensateur-10-f-6-3v-20-x5r/dp/1833804?st=capaciteur%2010%20uf%200603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 C3, C4, C5, C6, C8, C10, C12, C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ondensateur ceramique 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0402YC103KAT2A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<text:a xlink:href="https://fr.farnell.com/avx/0402yc103kat2a/cond-0-01-f-16v-10-x7r-0402/dp/1327662?st=condensateur%2010%20nf%200402" xlink:type="simple">https://fr.farnell.com/avx/0402yc103kat2a/cond-0-01-f-16v-10-x7r-0402/dp/1327662?st=condensateur%2010%20nf%200402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CAN buffer</text:p>
          </table:table-cell>
          <table:table-cell office:value-type="string" calcext:value-type="string">
            <text:p>footprints:SO-8_STM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l9616/transceiver-can-1mbaud-5-5v-soic/dp/2807108" xlink:type="simple">https://fr.farnell.com/stmicroelectronics/l9616/transceiver-can-1mbaud-5-5v-soic/dp/2807108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_EXPRESS_CARD</text:p>
          </table:table-cell>
          <table:table-cell office:value-type="string" calcext:value-type="string">
            <text:p>PCI express connnecteur 90 degrée</text:p>
          </table:table-cell>
          <table:table-cell office:value-type="string" calcext:value-type="string">
            <text:p>Connector_PCBEdge:BUS_PCI_Express_Mini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<text:a xlink:href="https://fr.farnell.com/te-connectivity/2041119-1/conn-bord-de-carte-fem-52-voies/dp/3226791?st=mini%20pcie%20connecteur" xlink:type="simple">https://fr.farnell.com/te-connectivity/2041119-1/conn-bord-de-carte-fem-52-voies/dp/3226791?st=mini%20pcie%20connecteur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Standard</text:p>
          </table:table-cell>
          <table:table-cell office:value-type="string" calcext:value-type="string">
            <text:p>Connecteur du flatsat</text:p>
          </table:table-cell>
          <table:table-cell office:value-type="string" calcext:value-type="string">
            <text:p>flatsat_conn:flatsat_conn</text:p>
          </table:table-cell>
          <table:table-cell office:value-type="string" calcext:value-type="string">
            <text:p>SAMTEC SSW-120-02-L-D-RA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Grove</text:p>
          </table:table-cell>
          <table:table-cell office:value-type="string" calcext:value-type="string">
            <text:p>Connecteur generic pour I2C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2212S-04SG-85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2212s-04sg-85/fiche-femelle-ci-1-rangee-4voies/dp/1593460?st=embase%20pcb,%202,54%20mm,%201%20rangée(s),%204%20contact" xlink:type="simple">https://fr.farnell.com/multicomp/2212s-04sg-85/fiche-femelle-ci-1-rangee-4voies/dp/1593460?st=embase%20pcb,%202,54%20mm,%201%20rang%C3%A9e(s),%204%20contact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, J8, J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_Grove</text:p>
          </table:table-cell>
          <table:table-cell office:value-type="string" calcext:value-type="string">
            <text:p>Connecteur Grove</text:p>
          </table:table-cell>
          <table:table-cell office:value-type="string" calcext:value-type="string">
            <text:p>Connector:NS-Tech_Grove_1x04_P2mm_Vertical</text:p>
          </table:table-cell>
          <table:table-cell office:value-type="string" calcext:value-type="string">
            <text:p>110990030-10P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<text:a xlink:href="https://fr.farnell.com/seeed-studio/110990030/grove-connector-4p-2mm-10pk/dp/3446727" xlink:type="simple">https://fr.farnell.com/seeed-studio/110990030/grove-connector-4p-2mm-10pk/dp/3446727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6, J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eur pour debbuguer la carte Nucleo32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M20-7821546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<text:a xlink:href="https://fr.farnell.com/harwin/m20-7821546/connecteur-fem-15-voies-1-rangee/dp/3225931?st=embase%20pcb,%202,54%20mm,%201%20rangée(s),%20%2015%20contact" xlink:type="simple">https://fr.farnell.com/harwin/m20-7821546/connecteur-fem-15-voies-1-rangee/dp/3225931?st=embase%20pcb,%202,54%20mm,%201%20rang%C3%A9e(s),%20%2015%20contact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eur pour le mikrobus </text:p>
          </table:table-cell>
          <table:table-cell office:value-type="string" calcext:value-type="string">
            <text:p>Conn_mikro:Mikrobus_Connector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RESET_L432KC_Open</text:p>
          </table:table-cell>
          <table:table-cell office:value-type="string" calcext:value-type="string">
            <text:p>RESET button for MCU</text:p>
          </table:table-cell>
          <table:table-cell office:value-type="string" calcext:value-type="string">
            <text:p>Button_Switch_SMD:SW_Push_1P1T_NO_CK_KMR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MCU_Reset_Open</text:p>
          </table:table-cell>
          <table:table-cell office:value-type="string" calcext:value-type="string">
            <text:p>RESET button for RAK5146 MCU</text:p>
          </table:table-cell>
          <table:table-cell office:value-type="string" calcext:value-type="string">
            <text:p>Button_Switch_SMD:SW_Push_1P1T_NO_CK_KMR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X1303_Reset_Open</text:p>
          </table:table-cell>
          <table:table-cell office:value-type="string" calcext:value-type="string">
            <text:p>RESET button for SX1303</text:p>
          </table:table-cell>
          <table:table-cell office:value-type="string" calcext:value-type="string">
            <text:p>Button_Switch_SMD:SW_Push_1P1T_NO_CK_KMR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RESET_GPS_Open</text:p>
          </table:table-cell>
          <table:table-cell office:value-type="string" calcext:value-type="string">
            <text:p>RESET button for GPS from RAK5146</text:p>
          </table:table-cell>
          <table:table-cell office:value-type="string" calcext:value-type="string">
            <text:p>Button_Switch_SMD:SW_Push_1P1T_NO_CK_KMR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TANDBY_GPS_Open</text:p>
          </table:table-cell>
          <table:table-cell office:value-type="string" calcext:value-type="string">
            <text:p>Connecteur pour le mode StandBY du GPS</text:p>
          </table:table-cell>
          <table:table-cell office:value-type="string" calcext:value-type="string">
            <text:p>Connector_PinHeader_1.27mm:PinHeader_1x02_P1.27mm_Vertical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_controller</text:p>
          </table:table-cell>
          <table:table-cell office:value-type="string" calcext:value-type="string">
            <text:p>CAN speed controller</text:p>
          </table:table-cell>
          <table:table-cell office:value-type="string" calcext:value-type="string">
            <text:p>Connector_PinHeader_1.27mm:PinHeader_1x02_P1.27mm_Vertical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432K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NUCLEO32 du STM</text:p>
          </table:table-cell>
          <table:table-cell office:value-type="string" calcext:value-type="string">
            <text:p>Module:Arduino_Nan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, R2, R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, R4, R5, R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G02</text:p>
          </table:table-cell>
          <table:table-cell office:value-type="string" calcext:value-type="string">
            <text:p>Logic gate NAND</text:p>
          </table:table-cell>
          <table:table-cell office:value-type="string" calcext:value-type="string">
            <text:p>SN74LVC2G02_SSOP:DCT8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/>
          <table:table-cell/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10:48:14.437727012</dc:date>
    <meta:editing-duration>PT23M35S</meta:editing-duration>
    <meta:editing-cycles>3</meta:editing-cycles>
    <meta:generator>LibreOffice/7.3.7.2$Linux_X86_64 LibreOffice_project/30$Build-2</meta:generator>
    <meta:document-statistic meta:table-count="1" meta:cell-count="156" meta:object-count="0"/>
  </office:meta>
</office:document-meta>
</file>